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5-11-1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9272" calcext:value-type="float">
            <text:p>22.3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5-09-08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5-08-04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5-06-30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7968" calcext:value-type="float">
            <text:p>20.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5-05-27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5-04-2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5-01-13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4-11-1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4-09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4-06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4-05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4-04-15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43376" calcext:value-type="float">
            <text:p>16.3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4-01-2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3-11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3-08-2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3-06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3-04-2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3-03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3-01-2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2-11-16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2-09-14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2-06-1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2-04-20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2-03-21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2-01-2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0608" calcext:value-type="float">
            <text:p>14.7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1-11-1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9512" calcext:value-type="float">
            <text:p>16.6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1-09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1-06-2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1-04-2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1-03-1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97072" calcext:value-type="float">
            <text:p>16.1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0-12-0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292" calcext:value-type="float">
            <text:p>15.7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0-09-25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0-08-20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0-06-12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0-04-21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6288" calcext:value-type="float">
            <text:p>14.4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20-01-30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8344" calcext:value-type="float">
            <text:p>16.4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9-11-15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9-09-18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9-07-1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45968" calcext:value-type="float">
            <text:p>15.74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9-05-02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9-03-07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9-01-1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8-11-08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8-09-28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8-07-1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8-05-23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8-04-06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8-02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7-12-0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7-08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7-06-0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7-04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7-02-06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6-11-1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6-10-0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58304" calcext:value-type="float">
            <text:p>19.95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6-09-16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6-08-02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6-06-0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6-04-05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46696" calcext:value-type="float">
            <text:p>20.04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6-02-12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5-12-09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5-10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5-08-12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5-06-0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75152" calcext:value-type="float">
            <text:p>16.07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5-04-16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4-12-1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4-11-2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4-09-10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4-08-20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7312" calcext:value-type="float">
            <text:p>14.3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4-06-11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4-04-28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3-12-18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3-11-1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3-09-2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3-06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3-04-0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3-02-0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2-11-30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2-09-10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2-08-15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2-06-13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2-04-16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2-01-3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1-12-1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1-11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1-08-30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1-06-08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1-04-14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1-02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0576" calcext:value-type="float">
            <text:p>12.9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0-12-17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2864" calcext:value-type="float">
            <text:p>14.5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0-11-1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0-08-30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8536" calcext:value-type="float">
            <text:p>15.71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0-06-1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0-04-1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10-03-0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9-12-15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9-10-02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9-06-10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9-04-1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9-01-29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8-12-1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8-11-12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8-09-0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276" calcext:value-type="float">
            <text:p>14.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8-06-16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8-04-1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8-01-31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8-01-0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7-11-02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7-09-06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7-07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8664" calcext:value-type="float">
            <text:p>15.2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7-02-28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7-01-03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6-11-28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6-09-18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6-08-0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68856" calcext:value-type="float">
            <text:p>14.4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6-05-1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6-03-14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6-01-12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5-11-16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5-10-05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5-09-09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5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5-05-24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5-03-1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5-01-07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4-11-19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4-10-13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4-09-27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4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1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1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0-09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2000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9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9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8144" calcext:value-type="float">
            <text:p>14.8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7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6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5-09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5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4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4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3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3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2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2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1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90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9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9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8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8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7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7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6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6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5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5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3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2-09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1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80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7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79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78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78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77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010076415703</text:p>
          </table:table-cell>
          <table:table-cell office:value-type="string" calcext:value-type="string">
            <text:p>AA Cc <text:s/>89</text:p>
          </table:table-cell>
          <table:table-cell office:value-type="string" calcext:value-type="string">
            <text:p>1965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4" meta:object-count="0"/>
    <meta:user-defined meta:name="AppVersion">3.0</meta:user-defined>
  </office:meta>
</office:document-meta>
</file>